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LiberationSans" svg:font-family="LiberationSans" style:font-family-generic="system" svg:panose-1="0 0 0 0 0 0 0 0 0 0"/>
    <style:font-face style:name="T3Font_0" svg:font-family="T3Font_0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2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3" style:parent-style-name="Normální" style:family="paragraph">
      <style:paragraph-properties style:text-autospace="none" fo:margin-bottom="0in" fo:line-height="15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4" style:parent-style-name="Normální" style:family="paragraph">
      <style:paragraph-properties style:text-autospace="none" fo:margin-bottom="0in" fo:line-height="15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5" style:parent-style-name="Normální" style:family="paragraph">
      <style:paragraph-properties style:text-autospace="none" fo:margin-bottom="0in" fo:line-height="15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6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6pt" style:font-size-asian="16pt" style:font-size-complex="16pt"/>
    </style:style>
    <style:style style:name="P7" style:parent-style-name="Normální" style:family="paragraph">
      <style:paragraph-properties style:text-autospace="none" fo:margin-bottom="0in" fo:line-height="150%"/>
    </style:style>
    <style:style style:name="T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0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" style:parent-style-name="Normální" style:family="paragraph">
      <style:paragraph-properties style:text-autospace="none" fo:margin-bottom="0in" fo:line-height="150%"/>
    </style:style>
    <style:style style:name="T1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5" style:parent-style-name="Normální" style:family="paragraph">
      <style:paragraph-properties style:text-autospace="none" fo:margin-bottom="0in" fo:line-height="150%"/>
    </style:style>
    <style:style style:name="T16" style:parent-style-name="Standardnípísmoodstavce" style:family="text">
      <style:text-properties style:font-name="T3Font_0" style:font-name-complex="T3Font_0" fo:color="#000000" style:letter-kerning="false" fo:font-size="12.5pt" style:font-size-asian="12.5pt" style:font-size-complex="12.5pt"/>
    </style:style>
    <style:style style:name="T1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8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9" style:parent-style-name="Normální" style:family="paragraph">
      <style:paragraph-properties style:text-autospace="none" fo:margin-bottom="0in" fo:line-height="150%"/>
    </style:style>
    <style:style style:name="T2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2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2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3" style:parent-style-name="Normální" style:family="paragraph">
      <style:paragraph-properties style:text-autospace="none" fo:margin-bottom="0in" fo:line-height="150%"/>
    </style:style>
    <style:style style:name="T2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2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6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7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8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9" style:parent-style-name="Normální" style:family="paragraph">
      <style:paragraph-properties style:text-autospace="none" fo:margin-bottom="0in" fo:line-height="150%"/>
    </style:style>
    <style:style style:name="T3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3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34" style:parent-style-name="Normální" style:family="paragraph">
      <style:paragraph-properties style:text-autospace="none" fo:margin-bottom="0in" fo:line-height="150%"/>
    </style:style>
    <style:style style:name="T3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37" style:parent-style-name="Normální" style:family="paragraph">
      <style:paragraph-properties style:text-autospace="none" fo:margin-bottom="0in" fo:line-height="150%"/>
    </style:style>
    <style:style style:name="T3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3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0" style:parent-style-name="Normální" style:family="paragraph">
      <style:paragraph-properties style:text-autospace="none" fo:margin-bottom="0in" fo:line-height="150%"/>
    </style:style>
    <style:style style:name="T4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3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4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5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6" style:parent-style-name="Normální" style:family="paragraph">
      <style:paragraph-properties style:text-autospace="none" fo:margin-bottom="0in" fo:line-height="150%"/>
    </style:style>
    <style:style style:name="T4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4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5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3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4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5" style:parent-style-name="Normální" style:family="paragraph">
      <style:paragraph-properties style:text-autospace="none" fo:margin-bottom="0in" fo:line-height="150%"/>
    </style:style>
    <style:style style:name="T5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5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8" style:parent-style-name="Normální" style:family="paragraph">
      <style:paragraph-properties style:text-autospace="none" fo:margin-bottom="0in" fo:line-height="150%"/>
    </style:style>
    <style:style style:name="T5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6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3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4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65" style:parent-style-name="Normální" style:family="paragraph">
      <style:paragraph-properties style:text-autospace="none" fo:margin-bottom="0in" fo:line-height="150%"/>
    </style:style>
    <style:style style:name="T6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6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6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0" style:parent-style-name="Normální" style:family="paragraph">
      <style:paragraph-properties style:text-autospace="none" fo:margin-bottom="0in" fo:line-height="150%"/>
    </style:style>
    <style:style style:name="T7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7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3" style:parent-style-name="Normální" style:family="paragraph">
      <style:paragraph-properties style:text-autospace="none" fo:margin-bottom="0in" fo:line-height="150%"/>
    </style:style>
    <style:style style:name="T7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7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6" style:parent-style-name="Normální" style:family="paragraph">
      <style:paragraph-properties style:text-autospace="none" fo:margin-bottom="0in" fo:line-height="150%"/>
    </style:style>
    <style:style style:name="T7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7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7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8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82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83" style:parent-style-name="Normální" style:family="paragraph">
      <style:paragraph-properties style:text-autospace="none" fo:margin-bottom="0in" fo:line-height="150%"/>
    </style:style>
    <style:style style:name="T8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8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86" style:parent-style-name="Normální" style:family="paragraph">
      <style:paragraph-properties style:text-autospace="none" fo:margin-bottom="0in" fo:line-height="150%"/>
    </style:style>
    <style:style style:name="T8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8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89" style:parent-style-name="Normální" style:family="paragraph">
      <style:paragraph-properties style:text-autospace="none" fo:margin-bottom="0in" fo:line-height="150%"/>
    </style:style>
    <style:style style:name="T9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92" style:parent-style-name="Normální" style:family="paragraph">
      <style:paragraph-properties style:text-autospace="none" fo:margin-bottom="0in" fo:line-height="150%"/>
    </style:style>
    <style:style style:name="T9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9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9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8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99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2.5pt" style:font-size-asian="12.5pt" style:font-size-complex="12.5pt"/>
    </style:style>
    <style:style style:name="P100" style:parent-style-name="Normální" style:family="paragraph">
      <style:paragraph-properties style:text-autospace="none" fo:margin-bottom="0in" fo:line-height="150%"/>
    </style:style>
    <style:style style:name="T10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0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3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04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05" style:parent-style-name="Normální" style:family="paragraph">
      <style:paragraph-properties style:text-autospace="none" fo:margin-bottom="0in" fo:line-height="150%"/>
    </style:style>
    <style:style style:name="T10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0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0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10" style:parent-style-name="Normální" style:family="paragraph">
      <style:paragraph-properties style:text-autospace="none" fo:margin-bottom="0in" fo:line-height="150%"/>
    </style:style>
    <style:style style:name="T111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12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13" style:parent-style-name="Normální" style:family="paragraph">
      <style:paragraph-properties style:text-autospace="none" fo:margin-bottom="0in" fo:line-height="150%"/>
    </style:style>
    <style:style style:name="T11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1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6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17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118" style:parent-style-name="Normální" style:family="paragraph">
      <style:paragraph-properties style:text-autospace="none" fo:margin-bottom="0in" fo:line-height="150%"/>
    </style:style>
    <style:style style:name="T11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23" style:parent-style-name="Normální" style:family="paragraph">
      <style:paragraph-properties style:text-autospace="none" fo:margin-bottom="0in" fo:line-height="150%"/>
    </style:style>
    <style:style style:name="T12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5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2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28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29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30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1" style:parent-style-name="Normální" style:family="paragraph">
      <style:paragraph-properties style:text-autospace="none" fo:margin-bottom="0in" fo:line-height="15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132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10.5pt" style:font-size-asian="10.5pt" style:font-size-complex="10.5pt"/>
    </style:style>
    <style:style style:name="P133" style:parent-style-name="Normální" style:family="paragraph">
      <style:paragraph-properties style:text-autospace="none" fo:margin-bottom="0in" fo:line-height="150%"/>
    </style:style>
    <style:style style:name="T13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3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36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37" style:parent-style-name="Normální" style:family="paragraph">
      <style:paragraph-properties style:text-autospace="none" fo:margin-bottom="0in" fo:line-height="150%"/>
    </style:style>
    <style:style style:name="T13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3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4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4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42" style:parent-style-name="Normální" style:family="paragraph">
      <style:paragraph-properties style:text-autospace="none" fo:margin-bottom="0in" fo:line-height="15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43" style:parent-style-name="Normální" style:family="paragraph">
      <style:paragraph-properties fo:line-height="150%"/>
    </style:style>
    <style:style style:name="T144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45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</office:automatic-styles>
  <office:body>
    <office:text text:use-soft-page-breaks="true">
      <text:p text:style-name="P1">20. b) Komunikační strategie značky,</text:p>
      <text:p text:style-name="P2">komunikační a mediální mix</text:p>
      <text:p text:style-name="P3">Komunikační strategie značky a její vliv na prodej – marketingová strategie cílící na současné i potenciální zákazníky</text:p>
      <text:p text:style-name="P4">(jak je přizpůsobena situaci na trhu a jakým způsobem může podnik dosáhnout stanovených cílů + vysvětlete vhodný</text:p>
      <text:p text:style-name="P5">výběr marketingového sdělení). Důležitost kreativního ztvárnění a volby komunikačního i mediálního mixu.</text:p>
      <text:p text:style-name="P6">Komunikační strategie značky a její vliv na prodej</text:p>
      <text:p text:style-name="P7"><text:span text:style-name="T8">komunikační strategie značky =<text:s/></text:span><text:span text:style-name="T9">způsob, jakým se společnost snaží komunikovat se svými zákazníky a</text:span></text:p>
      <text:p text:style-name="P10">dosáhnout stanovených cílů</text:p>
      <text:p text:style-name="P11">strategie systematicky popisuje stávající stav komunikace, nastavuje budoucí cíle a vymezuje prostředky k jejich</text:p>
      <text:p text:style-name="P12"><text:span text:style-name="T13">naplnění (=<text:s/></text:span><text:span text:style-name="T14">souhrn vizí a nástrojů)</text:span></text:p>
      <text:p text:style-name="P15"><text:span text:style-name="T16">_<text:s/></text:span><text:span text:style-name="T17">KOMUNIKAČNÍ STRATEGIE SHRNUJE, KDE STOJÍTE, KAM MÍŘÍTE, CO JE VAŠÍM CÍLEM A JAKÝMI</text:span></text:p>
      <text:p text:style-name="P18">NÁSTROJI JEJ CHCETE DOSÁHNOUT.</text:p>
      <text:p text:style-name="P19"><text:span text:style-name="T20">strategie je<text:s/></text:span><text:span text:style-name="T21">přizpůsobena situaci na trhu a konkurenční prostředí</text:span></text:p>
      <text:p text:style-name="P22">postavením na trhu, potenciálem pro další růst a také přednostmi a nedostatky oproti konkurenci</text:p>
      <text:p text:style-name="P23"><text:span text:style-name="T24">zohledňuje<text:s/></text:span><text:span text:style-name="T25">chování a potřeby zákazníků (své cílové skupiny)</text:span></text:p>
      <text:p text:style-name="P26">např. konzumenti jsou stále více vzdělanější v marketingových praktikách a projevují mnohem větší zájem o to</text:p>
      <text:p text:style-name="P27">se o značce dozvědět víc např. odkuď a z čeho je produkt vyroben, jak značka nakládá se zdroji, ak je svědomitá</text:p>
      <text:p text:style-name="P28">vůči prostředí a lidem a jaké jsou její hodnoty</text:p>
      <text:p text:style-name="P29"><text:span text:style-name="T30">cílem je nejen<text:s/></text:span><text:span text:style-name="T31">zvýšit prodeje, ale také posílit povědomí o značce<text:s/></text:span><text:span text:style-name="T32">a<text:s/></text:span><text:span text:style-name="T33">zlepšit vztah se zákazníky</text:span></text:p>
      <text:p text:style-name="P34"><text:span text:style-name="T35">věnuje budoucím představám<text:s/></text:span><text:span text:style-name="T36">v dlouhodobém a vizionářském horizontu</text:span></text:p>
      <text:p text:style-name="P37"><text:span text:style-name="T38">rámcově vymezuje<text:s/></text:span><text:span text:style-name="T39">hodnoty, přístupy, nástroje a rozpočet související se stanovenými cíli</text:span></text:p>
      <text:p text:style-name="P40"><text:span text:style-name="T41">detailnímu budgetu a timingu úkolů, nástrojů a činností k naplnění strategie se věnuje<text:s/></text:span><text:span text:style-name="T42">komunikační plán</text:span></text:p>
      <text:p text:style-name="P43">vychází z komunikační strategie</text:p>
      <text:p text:style-name="P44">pružně se přizpůsobuje aktuálním okolnostem, reaguje a upravuje se podle zpětné vazby od cílových skupin a</text:p>
      <text:p text:style-name="P45">dosavadních výsledků</text:p>
      <text:p text:style-name="P46"><text:span text:style-name="T47">stanovuje<text:s/></text:span><text:span text:style-name="T48">harmonogram</text:span><text:span text:style-name="T49">,<text:s/></text:span><text:span text:style-name="T50">obsahový plán<text:s/></text:span><text:span text:style-name="T51">i<text:s/></text:span><text:span text:style-name="T52">rozpočet</text:span></text:p>
      <text:p text:style-name="P53">každá firma, nezisková organizace nebo jiný subjekt by měl mít strategii zpracovanou, aby byl schopen zajistit</text:p>
      <text:p text:style-name="P54">soudržnost a kontinuitu své komunikace a zároveň mohl posoudit její výsledky</text:p>
      <text:p text:style-name="P55"><text:span text:style-name="T56">tvorba komunikační strategie je<text:s/></text:span><text:span text:style-name="T57">postupný proces</text:span></text:p>
      <text:p text:style-name="P58"><text:span text:style-name="T59">pro účinnou komunikaci je důležité vhodně vybrat<text:s/></text:span><text:span text:style-name="T60">marketingové sdělení</text:span><text:span text:style-name="T61">, které bude<text:s/></text:span><text:span text:style-name="T62">oslovené cílové skupiny</text:span></text:p>
      <text:p text:style-name="P63">zaujímat</text:p>
      <text:p text:style-name="P64">Příprava marketingové strategie</text:p>
      <text:p text:style-name="P65"><text:span text:style-name="T66">1.<text:s/></text:span><text:span text:style-name="T67">analýza současného stavu<text:s/></text:span><text:span text:style-name="T68">a<text:s/></text:span><text:span text:style-name="T69">zmapování trhu</text:span></text:p>
      <text:p text:style-name="P70"><text:span text:style-name="T71">2. definice<text:s/></text:span><text:span text:style-name="T72">cílové skupiny</text:span></text:p>
      <text:p text:style-name="P73"><text:span text:style-name="T74">3.<text:s/></text:span><text:span text:style-name="T75">stanovení cílů</text:span></text:p>
      <text:p text:style-name="P76"><text:span text:style-name="T77">konkrétní</text:span><text:span text:style-name="T78">, dobře<text:s/></text:span><text:span text:style-name="T79">měřitelné</text:span><text:span text:style-name="T80">, splnitelné a časově ohraničené</text:span></text:p>
      <text:p text:style-name="P81">např. zvýšení prodeje, rebranding, předání informací, zlepšení image apod.</text:p>
      <text:p text:style-name="P82">20. b) Komunikační strategie značky, komunikační a mediální mix 2</text:p>
      <text:p text:style-name="P83"><text:span text:style-name="T84">4.<text:s/></text:span><text:span text:style-name="T85">definice komunikačních kanálů</text:span></text:p>
      <text:p text:style-name="P86"><text:span text:style-name="T87">5.<text:s/></text:span><text:span text:style-name="T88">vytvoření komunikačního plánu</text:span></text:p>
      <text:soft-page-break/>
      <text:p text:style-name="P89"><text:span text:style-name="T90">6. *</text:span><text:span text:style-name="T91">vyhodnocování a optimalizace komunikační strategie (systém měření a kontroly)</text:span></text:p>
      <text:p text:style-name="P92"><text:span text:style-name="T93">k vyhodnocování slouží různé nástroje sledující<text:s/></text:span><text:span text:style-name="T94">návštěvnost webu<text:s/></text:span><text:span text:style-name="T95">a efektivitu reklamy,<text:s/></text:span><text:span text:style-name="T96">průzkumy<text:s/></text:span><text:span text:style-name="T97">mezi</text:span></text:p>
      <text:p text:style-name="P98">zákazníky, kvalitativní analýza zpětné vazby od klientů, mediální a brand analýzy nebo finanční analýzy prodejů</text:p>
      <text:p text:style-name="P99">Důležitost kreativního ztvárnění a volby komunikačního i mediálního mixu</text:p>
      <text:p text:style-name="P100"><text:span text:style-name="T101">kreativní ztvárnění je důležité, aby reklama nebo jiné marketingové sdělení<text:s/></text:span><text:span text:style-name="T102">zaujalo svým zpracováním zákazníky<text:s/></text:span><text:span text:style-name="T103">a</text:span></text:p>
      <text:p text:style-name="P104">zapadlo do celkového konceptu značky</text:p>
      <text:p text:style-name="P105"><text:span text:style-name="T106">je důležité zohlednit<text:s/></text:span><text:span text:style-name="T107">charakter značky<text:s/></text:span><text:span text:style-name="T108">a<text:s/></text:span><text:span text:style-name="T109">relevantnost k cílové skupině</text:span></text:p>
      <text:p text:style-name="P110"><text:span text:style-name="T111">musíme užívat média,<text:s/></text:span><text:span text:style-name="T112">které naši zákazníky konzumují</text:span></text:p>
      <text:p text:style-name="P113"><text:span text:style-name="T114">kombinace různých nástrojů<text:s/></text:span><text:span text:style-name="T115">v komunikačním i mediálním mixu může pomoci zlepšit efektivitu kampaně a</text:span></text:p>
      <text:p text:style-name="P116">dosáhnout stanovených cílů</text:p>
      <text:p text:style-name="P117">Komunikační mix</text:p>
      <text:p text:style-name="P118"><text:span text:style-name="T119">komunikační mix<text:s/></text:span><text:span text:style-name="T120">=zahrnuje<text:s/></text:span><text:span text:style-name="T121">výběr nástrojů</text:span><text:span text:style-name="T122">, které budou použity pro komunikaci se zákazníky</text:span></text:p>
      <text:p text:style-name="P123"><text:span text:style-name="T124">používatí jednoho, častěji však více forem marketingové komunikace:<text:s/></text:span><text:span text:style-name="T125">osobní prodej</text:span><text:span text:style-name="T126">,</text:span><text:span text:style-name="T127">reklama, podporu</text:span></text:p>
      <text:p text:style-name="P128">prodeje, přímý marketing, public relations, sponzoring, veletrhy a výstavy, které jsou kombinací osobní a</text:p>
      <text:p text:style-name="P129">neosobní formy</text:p>
      <text:p text:style-name="P130">každá z těchto forem má své specifické vlastnosti, které ji zvýhodňují při sdělování určitého druhu zprávy</text:p>
      <text:p text:style-name="P131">určitému okruhu zákazníků</text:p>
      <text:p text:style-name="P132">Mediální mix</text:p>
      <text:p text:style-name="P133"><text:span text:style-name="T134">mediální mix<text:s/></text:span><text:span text:style-name="T135">= týká se výběru<text:s/></text:span><text:span text:style-name="T136">konkrétních kanálů pro šíření marketingových sdělení</text:span></text:p>
      <text:p text:style-name="P137"><text:span text:style-name="T138">rozdělení komunikační kampaně do různých<text:s/></text:span><text:span text:style-name="T139">mediatypů -<text:s/></text:span><text:span text:style-name="T140">součástí mediamixu bývají<text:s/></text:span><text:span text:style-name="T141">televizní reklamy, rádiové</text:span></text:p>
      <text:p text:style-name="P142">reklamy, tiskové a internetové reklamy, sociální sítě, outdoorová reklama, webové stránky, reklamní</text:p>
      <text:p text:style-name="P143"><text:span text:style-name="T144">materiály na prodejnách, samotná podoba prodejen, stánky na veletrzích, intranet<text:s/></text:span><text:span text:style-name="T145">a další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LiberationSans" svg:font-family="LiberationSans" style:font-family-generic="system" svg:panose-1="0 0 0 0 0 0 0 0 0 0"/>
    <style:font-face style:name="T3Font_0" svg:font-family="T3Font_0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2:48:00Z</meta:creation-date>
    <dc:date>2023-05-08T12:48:00Z</dc:date>
    <meta:template xlink:href="Normal.dotm" xlink:type="simple"/>
    <meta:editing-cycles>1</meta:editing-cycles>
    <meta:editing-duration>PT0S</meta:editing-duration>
    <meta:document-statistic meta:page-count="2" meta:paragraph-count="8" meta:word-count="616" meta:character-count="4243" meta:row-count="30" meta:non-whitespace-character-count="3635"/>
  </office:meta>
</office:document-meta>
</file>